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7</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1</text:a></text:p>
          <text:p text:style-name="P15"><text:a xlink:type="simple" xlink:href="#7.19.1.1.An onfocus and onblur Example|outline">An onfocus and onblur Example<text:tab/>172</text:a></text:p>
          <text:p text:style-name="P15"><text:a xlink:type="simple" xlink:href="#7.19.1.2.Coercion Rules|outline">Coercion Rules<text:tab/>172</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3</text:a></text:p>
          <text:p text:style-name="P15"><text:a xlink:type="simple" xlink:href="#7.19.3.2.The anima Object|outline">The anima Object<text:tab/>174</text:a></text:p>
          <text:p text:style-name="P13"><text:a xlink:type="simple" xlink:href="#7.20.Events|outline">Events<text:tab/>175</text:a></text:p>
          <text:p text:style-name="P14"><text:a xlink:type="simple" xlink:href="#7.20.1.Mouse Events|outline">Mouse Events<text:tab/>176</text:a></text:p>
          <text:p text:style-name="P14"><text:a xlink:type="simple" xlink:href="#7.20.2.Keystroke Events|outline">Keystroke Events<text:tab/>176</text:a></text:p>
          <text:p text:style-name="P15"><text:a xlink:type="simple" xlink:href="#7.20.2.1.The ctrlKeys Property|outline">The ctrlKeys Property<text:tab/>177</text:a></text:p>
          <text:p text:style-name="P14"><text:a xlink:type="simple" xlink:href="#7.20.3.Input Events|outline">Input Events<text:tab/>177</text:a></text:p>
          <text:p text:style-name="P14"><text:a xlink:type="simple" xlink:href="#7.20.4.List and Tree Events|outline">List and Tree Events<text:tab/>178</text:a></text:p>
          <text:p text:style-name="P14"><text:a xlink:type="simple" xlink:href="#7.20.5.Slider and Scroll Events|outline">Slider and Scroll Events<text:tab/>179</text:a></text:p>
          <text:p text:style-name="P14"><text:a xlink:type="simple" xlink:href="#7.20.6.Other Events|outline">Other Events<text:tab/>179</text:a></text:p>
          <text:p text:style-name="P15"><text:a xlink:type="simple" xlink:href="#7.20.6.1.The Event Flow of radio and radiogroup|outline">The Event Flow of radio and radiogroup<text:tab/>181</text:a></text:p>
          <text:p text:style-name="P12">8. ZUML with the XHTML Component Set<text:tab/>182</text:p>
          <text:p text:style-name="P13"><text:a xlink:type="simple" xlink:href="#8.1.The Goal|outline">The Goal<text:tab/>182</text:a></text:p>
          <text:p text:style-name="P14"><text:a xlink:type="simple" xlink:href="#8.1.1.A XHTML Page Is A Valid ZUML Page|outline">A XHTML Page Is A Valid ZUML Page<text:tab/>182</text:a></text:p>
          <text:p text:style-name="P14"><text:a xlink:type="simple" xlink:href="#8.1.2.Server-Centric Interactivity|outline">Server-Centric Interactivity<text:tab/>183</text:a></text:p>
          <text:p text:style-name="P14"><text:a xlink:type="simple" xlink:href="#8.1.3.Servlets Work As Usual|outline">Servlets Work As Usual<text:tab/>184</text:a></text:p>
          <text:p text:style-name="P13"><text:a xlink:type="simple" xlink:href="#8.2.The Differences|outline">The Differences<text:tab/>184</text:a></text:p>
          <text:p text:style-name="P14"><text:a xlink:type="simple" xlink:href="#8.2.1.A Component Created for Each Tag|outline">A Component Created for Each Tag<text:tab/>184</text:a></text:p>
          <text:p text:style-name="P14"><text:a xlink:type="simple" xlink:href="#8.2.2.UUID Is ID|outline">UUID Is ID<text:tab/>184</text:a></text:p>
          <text:p text:style-name="P15"><text:a xlink:type="simple" xlink:href="#8.2.2.1.Side Effects|outline">Side Effects<text:tab/>185</text:a></text:p>
          <text:p text:style-name="P14"><text:a xlink:type="simple" xlink:href="#8.2.3.All Tags Are Valid|outline">All Tags Are Valid<text:tab/>185</text:a></text:p>
          <text:p text:style-name="P14"><text:a xlink:type="simple" xlink:href="#8.2.4.Case Insensitive|outline">Case Insensitive<text:tab/>185</text:a></text:p>
          <text:p text:style-name="P14"><text:a xlink:type="simple" xlink:href="#8.2.5.No Mold Support|outline">No Mold Support<text:tab/>186</text:a></text:p>
          <text:p text:style-name="P13"><text:a xlink:type="simple" xlink:href="#8.3.The DOM Tree at the Browser|outline">The DOM Tree at the Browser<text:tab/>186</text:a></text:p>
          <text:p text:style-name="P14"><text:a xlink:type="simple" xlink:href="#8.3.1.The TABLE and TBODY Tags|outline">The TABLE and TBODY Tags<text:tab/>186</text:a></text:p>
          <text:p text:style-name="P13"><text:a xlink:type="simple" xlink:href="#8.4.Events|outline">Events<text:tab/>186</text:a></text:p>
          <text:p text:style-name="P13"><text:a xlink:type="simple" xlink:href="#8.5.Integrate with JSF, JSP and Others|outline">Integrate with JSF, JSP and Others<text:tab/>187</text:a></text:p>
          <text:p text:style-name="P14"><text:a xlink:type="simple" xlink:href="#8.5.1.Work with Existent Servlets|outline">Work with Existent Servlets<text:tab/>187</text:a></text:p>
          <text:p text:style-name="P14"><text:a xlink:type="simple" xlink:href="#8.5.2.Enrich by Inclusion|outline">Enrich by Inclusion<text:tab/>187</text:a></text:p>
          <text:p text:style-name="P14"><text:a xlink:type="simple" xlink:href="#8.5.3.Enrich Static HTML Pages|outline">Enrich Static HTML Pages<text:tab/>187</text:a></text:p>
          <text:p text:style-name="P14"><text:a xlink:type="simple" xlink:href="#8.5.4.Use of ZK JSP Tags|outline">Use of ZK JSP Tags<text:tab/>188</text:a></text:p>
          <text:p text:style-name="P14"><text:a xlink:type="simple" xlink:href="#8.5.5.Use of ZK JSF Components|outline">Use of ZK JSF Components<text:tab/>189</text:a></text:p>
          <text:p text:style-name="P14"><text:a xlink:type="simple" xlink:href="#8.5.6.Enrich a Dynamically Generated Page with ZK Filter|outline">Enrich a Dynamically Generated Page with ZK Filter<text:tab/>189</text:a></text:p>
          <text:p text:style-name="P12">9. Macro Components<text:tab/>191</text:p>
          <text:p text:style-name="P13"><text:a xlink:type="simple" xlink:href="#9.1.Three Steps to Use Macro Components|outline">Three Steps to Use Macro Components<text:tab/>191</text:a></text:p>
          <text:p text:style-name="P14"><text:a xlink:type="simple" xlink:href="#9.1.1.Step 1. The Implementation|outline">Step 1. The Implementation<text:tab/>191</text:a></text:p>
          <text:p text:style-name="P14"><text:a xlink:type="simple" xlink:href="#9.1.2.Step 2. The Declaration|outline">Step 2. The Declaration<text:tab/>192</text:a></text:p>
          <text:p text:style-name="P15"><text:a xlink:type="simple" xlink:href="#9.1.2.1.Other Properties|outline">Other Properties<text:tab/>192</text:a></text:p>
          <text:p text:style-name="P14"><text:a xlink:type="simple" xlink:href="#9.1.3.Step 3. The Use|outline">Step 3. The Use<text:tab/>192</text:a></text:p>
          <text:p text:style-name="P15"><text:a xlink:type="simple" xlink:href="#9.1.3.1.Pass Properties|outline">Pass Properties<text:tab/>192</text:a></text:p>
          <text:p text:style-name="P15"><text:a xlink:type="simple" xlink:href="#9.1.3.2.arg.includer|outline">arg.includer<text:tab/>193</text:a></text:p>
          <text:p text:style-name="P13"><text:a xlink:type="simple" xlink:href="#9.2.Inline Macros|outline">Inline Macros<text:tab/>193</text:a></text:p>
          <text:p text:style-name="P14"><text:a xlink:type="simple" xlink:href="#9.2.1.An Example|outline">An Example<text:tab/>194</text:a></text:p>
          <text:p text:style-name="P13"><text:a xlink:type="simple" xlink:href="#9.3.Regular Macros|outline">Regular Macros<text:tab/>195</text:a></text:p>
          <text:p text:style-name="P14"><text:a xlink:type="simple" xlink:href="#9.3.1.Macro Components and The ID Space|outline">Macro Components and The ID Space<text:tab/>195</text:a></text:p>
          <text:p text:style-name="P15"><text:a xlink:type="simple" xlink:href="#9.3.1.1.Access Child Components From the Outside|outline">Access Child Components From the Outside<text:tab/>196</text:a></text:p>
          <text:p text:style-name="P15"><text:a xlink:type="simple" xlink:href="#9.3.1.2.Access Variables Defined in the Ancestors|outline">Access Variables Defined in the Ancestors<text:tab/>196</text:a></text:p>
          <text:p text:style-name="P15"><text:a xlink:type="simple" xlink:href="#9.3.1.3.Change macroURI At the Runtime|outline">Change macroURI At the Runtime<text:tab/>196</text:a></text:p>
          <text:p text:style-name="P14"><text:a xlink:type="simple" xlink:href="#9.3.2.Provide Additional Methods|outline">Provide Additional Methods<text:tab/>196</text:a></text:p>
          <text:p text:style-name="P15"><text:a xlink:type="simple" xlink:href="#9.3.2.1.Provide Additional Methods in Java|outline">Provide Additional Methods in Java<text:tab/>197</text:a></text:p>
          <text:p text:style-name="P15"><text:a xlink:type="simple" xlink:href="#9.3.2.2.Provide Additional Methods in zscript|outline">Provide Additional Methods in zscript<text:tab/>198</text:a></text:p>
          <text:p text:style-name="P15"><text:a xlink:type="simple" xlink:href="#9.3.2.3.Override the Implementation Class When Instantiation|outline">Override the Implementation Class When Instantiation<text:tab/>198</text:a></text:p>
          <text:p text:style-name="P15"><text:a xlink:type="simple" xlink:href="#9.3.2.4.Create a Macro Component Manually|outline">Create a Macro Component Manually<text:tab/>199</text:a></text:p>
          <text:p text:style-name="P12">10. Advanced Features<text:tab/>200</text:p>
          <text:p text:style-name="P13"><text:a xlink:type="simple" xlink:href="#10.1.Identify Pages|outline">Identify Pages<text:tab/>200</text:a></text:p>
          <text:p text:style-name="P13"><text:a xlink:type="simple" xlink:href="#10.2.Identify Components|outline">Identify Components<text:tab/>200</text:a></text:p>
          <text:p text:style-name="P14"><text:a xlink:type="simple" xlink:href="#10.2.1.The Component Path|outline">The Component Path<text:tab/>200</text:a></text:p>
          <text:p text:style-name="P13"><text:a xlink:type="simple" xlink:href="#10.3.Sorting|outline">Sorting<text:tab/>201</text:a></text:p>
          <text:p text:style-name="P13"><text:a xlink:type="simple" xlink:href="#10.4.Browser's Information and Controls|outline">Browser's Information and Controls<text:tab/>202</text:a></text:p>
          <text:p text:style-name="P14"><text:a xlink:type="simple" xlink:href="#10.4.1.The onClientInfo Event|outline">The onClientInfo Event<text:tab/>202</text:a></text:p>
          <text:p text:style-name="P14"><text:a xlink:type="simple" xlink:href="#10.4.2.The org.zkoss.ui.util.Clients Class|outline">The org.zkoss.ui.util.Clients Class<text:tab/>203</text:a></text:p>
          <text:p text:style-name="P14"><text:a xlink:type="simple" xlink:href="#10.4.3.Prevent User From Closing a Window|outline">Prevent User From Closing a Window<text:tab/>203</text:a></text:p>
          <text:p text:style-name="P13"><text:a xlink:type="simple" xlink:href="#10.5.Browser's History Management|outline">Browser's History Management<text:tab/>204</text:a></text:p>
          <text:p text:style-name="P14"><text:a xlink:type="simple" xlink:href="#10.5.1.Add the Appropriate States to Browser's History|outline">Add the Appropriate States to Browser's History<text:tab/>204</text:a></text:p>
          <text:p text:style-name="P14"><text:a xlink:type="simple" xlink:href="#10.5.2.Listen to the onBookmarkChanged Event and Manipulate the Desktop Accordingly|outline">Listen to the onBookmarkChanged Event and Manipulate the Desktop Accordingly<text:tab/>205</text:a></text:p>
          <text:p text:style-name="P14"><text:a xlink:type="simple" xlink:href="#10.5.3.A Simple Example|outline">A Simple Example<text:tab/>206</text:a></text:p>
          <text:p text:style-name="P13"><text:a xlink:type="simple" xlink:href="#10.6.Component Cloning|outline">Component Cloning<text:tab/>206</text:a></text:p>
          <text:p text:style-name="P13"><text:a xlink:type="simple" xlink:href="#10.7.Component Serialization|outline">Component Serialization<text:tab/>207</text:a></text:p>
          <text:p text:style-name="P14"><text:a xlink:type="simple" xlink:href="#10.7.1.Serializable Sessions|outline">Serializable Sessions<text:tab/>208</text:a></text:p>
          <text:p text:style-name="P14"><text:a xlink:type="simple" xlink:href="#10.7.2.Serialization Listeners|outline">Serialization Listeners<text:tab/>209</text:a></text:p>
          <text:p text:style-name="P13"><text:a xlink:type="simple" xlink:href="#10.8.Inter-Page Communication|outline">Inter-Page Communication<text:tab/>209</text:a></text:p>
          <text:p text:style-name="P14"><text:a xlink:type="simple" xlink:href="#10.8.1.Post and Send Events|outline">Post and Send Events<text:tab/>209</text:a></text:p>
          <text:p text:style-name="P14"><text:a xlink:type="simple" xlink:href="#10.8.2.Attributes|outline">Attributes<text:tab/>209</text:a></text:p>
          <text:p text:style-name="P13"><text:a xlink:type="simple" xlink:href="#10.9.Inter-Web-Application Communication|outline">Inter-Web-Application Communication<text:tab/>210</text:a></text:p>
          <text:p text:style-name="P14"><text:a xlink:type="simple" xlink:href="#10.9.1.Web Resources from Classpath|outline">Web Resources from Classpath<text:tab/>210</text:a></text:p>
          <text:p text:style-name="P13"><text:a xlink:type="simple" xlink:href="#10.10.Annotations|outline">Annotations<text:tab/>210</text:a></text:p>
          <text:p text:style-name="P14"><text:a xlink:type="simple" xlink:href="#10.10.1.Annotate ZUML Pages|outline">Annotate ZUML Pages<text:tab/>211</text:a></text:p>
          <text:p text:style-name="P15"><text:a xlink:type="simple" xlink:href="#10.10.1.1.The Classic Way to annotate the Component Declarations|outline">The Classic Way to annotate the Component Declarations<text:tab/>211</text:a></text:p>
          <text:p text:style-name="P15"><text:a xlink:type="simple" xlink:href="#10.10.1.2.The Classic Way to Annotate the Property Declarations|outline">The Classic Way to Annotate the Property Declarations<text:tab/>211</text:a></text:p>
          <text:p text:style-name="P15"><text:a xlink:type="simple" xlink:href="#10.10.1.3.The Simple Way to Annotate the Property Declarations|outline">The Simple Way to Annotate the Property Declarations<text:tab/>212</text:a></text:p>
          <text:p text:style-name="P15"><text:a xlink:type="simple" xlink:href="#10.10.1.4.The Simple Way to Annotate the Component Declarations|outline">The Simple Way to Annotate the Component Declarations<text:tab/>212</text:a></text:p>
          <text:p text:style-name="P14"><text:a xlink:type="simple" xlink:href="#10.10.2.Annotate Components Created Manually|outline">Annotate Components Created Manually<text:tab/>213</text:a></text:p>
          <text:p text:style-name="P14"><text:a xlink:type="simple" xlink:href="#10.10.3.Retrieve Annotations|outline">Retrieve Annotations<text:tab/>213</text:a></text:p>
          <text:p text:style-name="P13"><text:a xlink:type="simple" xlink:href="#10.11.Richlets|outline">Richlets<text:tab/>213</text:a></text:p>
          <text:p text:style-name="P14"><text:a xlink:type="simple" xlink:href="#10.11.1.Implement the org.zkoss.zk.ui.Richlet interface|outline">Implement the org.zkoss.zk.ui.Richlet interface<text:tab/>214</text:a></text:p>
          <text:p text:style-name="P15"><text:a xlink:type="simple" xlink:href="#10.11.1.1.One Richlet per URL|outline">One Richlet per URL<text:tab/>215</text:a></text:p>
          <text:p text:style-name="P14"><text:a xlink:type="simple" xlink:href="#10.11.2.Configure web.xml and zk.xml|outline">Configure web.xml and zk.xml<text:tab/>215</text:a></text:p>
          <text:p text:style-name="P13"><text:a xlink:type="simple" xlink:href="#10.12.Session Timeout Management|outline">Session Timeout Management<text:tab/>216</text:a></text:p>
          <text:p text:style-name="P13"><text:a xlink:type="simple" xlink:href="#10.13.Error Handling|outline">Error Handling<text:tab/>217</text:a></text:p>
          <text:p text:style-name="P14"><text:a xlink:type="simple" xlink:href="#10.13.1.Error Handling When Loading Pages|outline">Error Handling When Loading Pages<text:tab/>217</text:a></text:p>
          <text:p text:style-name="P15"><text:a xlink:type="simple" xlink:href="#10.13.1.1.ZK Mobile Error Handling|outline">ZK Mobile Error Handling<text:tab/>218</text:a></text:p>
          <text:p text:style-name="P14"><text:a xlink:type="simple" xlink:href="#10.13.2.Error Handing When Updating Pages|outline">Error Handing When Updating Pages<text:tab/>218</text:a></text:p>
          <text:p text:style-name="P15"><text:a xlink:type="simple" xlink:href="#10.13.2.1.ZK Mobile Error When Updating Pages|outline">ZK Mobile Error When Updating Pages<text:tab/>220</text:a></text:p>
          <text:p text:style-name="P13"><text:a xlink:type="simple" xlink:href="#10.14.Miscellaneous|outline">Miscellaneous<text:tab/>220</text:a></text:p>
          <text:p text:style-name="P14"><text:a xlink:type="simple" xlink:href="#10.14.1.Configure the ZK Loader Not to Compress the Output|outline">Configure the ZK Loader Not to Compress the Output<text:tab/>220</text:a></text:p>
          <text:p text:style-name="P12">11. Performance Tips<text:tab/>222</text:p>
          <text:p text:style-name="P13"><text:a xlink:type="simple" xlink:href="#11.1.Use Compiled Java Codes|outline">Use Compiled Java Codes<text:tab/>222</text:a></text:p>
          <text:p text:style-name="P14"><text:a xlink:type="simple" xlink:href="#11.1.1.Use the deferred Attribute|outline">Use the deferred Attribute<text:tab/>222</text:a></text:p>
          <text:p text:style-name="P14"><text:a xlink:type="simple" xlink:href="#11.1.2.The deferred Attribute and the onCreate Event|outline">The deferred Attribute and the onCreate Event<text:tab/>222</text:a></text:p>
          <text:p text:style-name="P14"><text:a xlink:type="simple" xlink:href="#11.1.3.Use the forward Attribute|outline">Use the forward Attribute<text:tab/>223</text:a></text:p>
          <text:p text:style-name="P13"><text:a xlink:type="simple" xlink:href="#11.2.Use the Servlet Thread to Process Events|outline">Use the Servlet Thread to Process Events<text:tab/>223</text:a></text:p>
          <text:p text:style-name="P14"><text:a xlink:type="simple" xlink:href="#11.2.1.Modal Windows|outline">Modal Windows<text:tab/>224</text:a></text:p>
          <text:p text:style-name="P14"><text:a xlink:type="simple" xlink:href="#11.2.2.Message Boxes|outline">Message Boxes<text:tab/>224</text:a></text:p>
          <text:p text:style-name="P14"><text:a xlink:type="simple" xlink:href="#11.2.3.File Upload|outline">File Upload<text:tab/>225</text:a></text:p>
          <text:p text:style-name="P13"><text:a xlink:type="simple" xlink:href="#11.3.Use the Native Namespace instead of the XHTML Namespace|outline">Use the Native Namespace instead of the XHTML Namespace<text:tab/>225</text:a></text:p>
          <text:p text:style-name="P13"><text:a xlink:type="simple" xlink:href="#11.4.Prolong the Period to Check Whether a File Is Modified|outline">Prolong the Period to Check Whether a File Is Modified<text:tab/>226</text:a></text:p>
          <text:p text:style-name="P13"><text:a xlink:type="simple" xlink:href="#11.5.Defer the Creation of Child Components|outline">Defer the Creation of Child Components<text:tab/>226</text:a></text:p>
          <text:p text:style-name="P13"><text:a xlink:type="simple" xlink:href="#11.6.Use Live Data and Paging for Large List Boxes|outline">Use Live Data and Paging for Large List Boxes<text:tab/>226</text:a></text:p>
          <text:p text:style-name="P13"><text:a xlink:type="simple" xlink:href="#11.7.Use ZK JSP Tags or ZK JSF Components instead of ZK Filter|outline">Use ZK JSP Tags or ZK JSF Components instead of ZK Filter<text:tab/>227</text:a></text:p>
          <text:p text:style-name="P12">12. Other Devices and Output Formats<text:tab/>228</text:p>
          <text:p text:style-name="P13"><text:a xlink:type="simple" xlink:href="#12.1.ZK Mobile|outline">ZK Mobile<text:tab/>228</text:a></text:p>
          <text:p text:style-name="P14"><text:a xlink:type="simple" xlink:href="#12.1.1.The Mobile Component Set, http://www.zkoss.org/2007/mil|outline">The Mobile Component Set, http://www.zkoss.org/2007/mil<text:tab/>228</text:a></text:p>
          <text:p text:style-name="P13"><text:a xlink:type="simple" xlink:href="#12.2.XML Output|outline">XML Output<text:tab/>229</text:a></text:p>
          <text:p text:style-name="P14"><text:a xlink:type="simple" xlink:href="#12.2.1.Three Steps to Generate XML Output with a ZUML Page|outline">Three Steps to Generate XML Output with a ZUML Page<text:tab/>229</text:a></text:p>
          <text:p text:style-name="P15"><text:a xlink:type="simple" xlink:href="#12.2.1.1.Use the XML Component Set, http://www.zkoss.org/2007/xml|outline">Use the XML Component Set, http://www.zkoss.org/2007/xml<text:tab/>229</text:a></text:p>
          <text:p text:style-name="P15"><text:a xlink:type="simple" xlink:href="#12.2.1.2.Maps the File Extension to ZK Loader|outline">Maps the File Extension to ZK Loader<text:tab/>230</text:a></text:p>
          <text:p text:style-name="P15"><text:a xlink:type="simple" xlink:href="#12.2.1.3.Maps the File Extension to the XML Component Set|outline">Maps the File Extension to the XML Component Set<text:tab/>230</text:a></text:p>
          <text:p text:style-name="P14"><text:a xlink:type="simple" xlink:href="#12.2.2.The XML Component Set|outline">The XML Component Set<text:tab/>231</text:a></text:p>
          <text:p text:style-name="P15"><text:a xlink:type="simple" xlink:href="#12.2.2.1.The XML Transformer|outline">The XML Transformer<text:tab/>231</text:a></text:p>
          <text:p text:style-name="P12">13. Internationalization<text:tab/>233</text:p>
          <text:p text:style-name="P13"><text:a xlink:type="simple" xlink:href="#13.1.Locale|outline">Locale<text:tab/>233</text:a></text:p>
          <text:p text:style-name="P14"><text:a xlink:type="simple" xlink:href="#13.1.1.The px_preferred_locale Session Attribute|outline">The px_preferred_locale Session Attribute<text:tab/>233</text:a></text:p>
          <text:p text:style-name="P14"><text:a xlink:type="simple" xlink:href="#13.1.2.The Request Interceptor|outline">The Request Interceptor<text:tab/>233</text:a></text:p>
          <text:p text:style-name="P13"><text:a xlink:type="simple" xlink:href="#13.2.Time Zone|outline">Time Zone<text:tab/>234</text:a></text:p>
          <text:p text:style-name="P14"><text:a xlink:type="simple" xlink:href="#13.2.1.The px_preferred_time_zone Session Attribute|outline">The px_preferred_time_zone Session Attribute<text:tab/>235</text:a></text:p>
          <text:p text:style-name="P14"><text:a xlink:type="simple" xlink:href="#13.2.2.The Request Interceptor|outline">The Request Interceptor<text:tab/>235</text:a></text:p>
          <text:p text:style-name="P13"><text:a xlink:type="simple" xlink:href="#13.3.Labels|outline">Labels<text:tab/>235</text:a></text:p>
          <text:p text:style-name="P13"><text:a xlink:type="simple" xlink:href="#13.4.Locale-Dependent Files|outline">Locale-Dependent Files<text:tab/>236</text:a></text:p>
          <text:p text:style-name="P14"><text:a xlink:type="simple" xlink:href="#13.4.1.Browser and Locale-Dependent URI|outline">Browser and Locale-Dependent URI<text:tab/>236</text:a></text:p>
          <text:p text:style-name="P14"><text:a xlink:type="simple" xlink:href="#13.4.2.Locating Browser and Locale Dependent Resources in Java|outline">Locating Browser and Locale Dependent Resources in Java<text:tab/>237</text:a></text:p>
          <text:p text:style-name="P13"><text:a xlink:type="simple" xlink:href="#13.5.Messages|outline">Messages<text:tab/>238</text:a></text:p>
          <text:p text:style-name="P13"><text:a xlink:type="simple" xlink:href="#13.6.Themes|outline">Themes<text:tab/>238</text:a></text:p>
          <text:p text:style-name="P14"><text:a xlink:type="simple" xlink:href="#13.6.1.Use the Theme with Smaller Fonts|outline">Use the Theme with Smaller Fonts<text:tab/>238</text:a></text:p>
          <text:p text:style-name="P14"><text:a xlink:type="simple" xlink:href="#13.6.2.Use the Theme with Larger Fonts|outline">Use the Theme with Larger Fonts<text:tab/>238</text:a></text:p>
          <text:p text:style-name="P14"><text:a xlink:type="simple" xlink:href="#13.6.3.Use the Theme that Depends on Locale|outline">Use the Theme that Depends on Locale<text:tab/>238</text:a></text:p>
          <text:p text:style-name="P14"><text:a xlink:type="simple" xlink:href="#13.6.4.Use Your Own Theme|outline">Use Your Own Theme<text:tab/>239</text:a></text:p>
          <text:p text:style-name="P14"><text:a xlink:type="simple" xlink:href="#13.6.5.The Theme Provider|outline">The Theme Provider<text:tab/>239</text:a></text:p>
          <text:p text:style-name="P12">14. Database Connectivity<text:tab/>240</text:p>
          <text:p text:style-name="P13"><text:a xlink:type="simple" xlink:href="#14.1.ZK Is Presentation-Tier Only|outline">ZK Is Presentation-Tier Only<text:tab/>240</text:a></text:p>
          <text:p text:style-name="P13"><text:a xlink:type="simple" xlink:href="#14.2.Simplest Way to Use JDBC (but not recommended)|outline">Simplest Way to Use JDBC (but not recommended)<text:tab/>240</text:a></text:p>
          <text:p text:style-name="P13"><text:a xlink:type="simple" xlink:href="#14.3.Use with Connection Pooling|outline">Use with Connection Pooling<text:tab/>241</text:a></text:p>
          <text:p text:style-name="P14"><text:a xlink:type="simple" xlink:href="#14.3.1.Connect and Close a Connection|outline">Connect and Close a Connection<text:tab/>242</text:a></text:p>
          <text:p text:style-name="P14"><text:a xlink:type="simple" xlink:href="#14.3.2.Configure Connection Pooling|outline">Configure Connection Pooling<text:tab/>243</text:a></text:p>
          <text:p text:style-name="P15"><text:a xlink:type="simple" xlink:href="#14.3.2.1.Tomcat 5.5 + MySQL|outline">Tomcat 5.5 + MySQL<text:tab/>243</text:a></text:p>
          <text:p text:style-name="P15"><text:a xlink:type="simple" xlink:href="#14.3.2.2.JBoss + MySQL|outline">JBoss + MySQL<text:tab/>244</text:a></text:p>
          <text:p text:style-name="P15"><text:a xlink:type="simple" xlink:href="#14.3.2.3.JBoss + PostgreSQL|outline">JBoss + PostgreSQL<text:tab/>245</text:a></text:p>
          <text:p text:style-name="P13"><text:a xlink:type="simple" xlink:href="#14.4.ZK Features Applicable to Database Access|outline">ZK Features Applicable to Database Access<text:tab/>245</text:a></text:p>
          <text:p text:style-name="P14"><text:a xlink:type="simple" xlink:href="#14.4.1.The org.zkoss.zk.ui.event.EventThreadCleanup Interface|outline">The org.zkoss.zk.ui.event.EventThreadCleanup Interface<text:tab/>245</text:a></text:p>
          <text:p text:style-name="P14"><text:a xlink:type="simple" xlink:href="#14.4.2.Access Database in EL Expressions|outline">Access Database in EL Expressions<text:tab/>246</text:a></text:p>
          <text:p text:style-name="P15"><text:a xlink:type="simple" xlink:href="#14.4.2.1.Read all and Copy to a LinkedList|outline">Read all and Copy to a LinkedList<text:tab/>246</text:a></text:p>
          <text:p text:style-name="P15"><text:a xlink:type="simple" xlink:href="#14.4.2.2.Implement the org.zkoss.zk.ui.util.Initiator Interface|outline">Implement the org.zkoss.zk.ui.util.Initiator Interface<text:tab/>247</text:a></text:p>
          <text:p text:style-name="P14"><text:a xlink:type="simple" xlink:href="#14.4.3.Transaction and org.zkoss.zk.util.Initiator|outline">Transaction and org.zkoss.zk.util.Initiator<text:tab/>248</text:a></text:p>
          <text:p text:style-name="P15"><text:a xlink:type="simple" xlink:href="#14.4.3.1.J2EE Transaction and Initiator|outline">J2EE Transaction and Initiator<text:tab/>248</text:a></text:p>
          <text:p text:style-name="P15"><text:a xlink:type="simple" xlink:href="#14.4.3.2.Web Containers and Initiator|outline">Web Containers and Initiator<text:tab/>248</text:a></text:p>
          <text:p text:style-name="P12">15. Portal Integration<text:tab/>250</text:p>
          <text:p text:style-name="P13"><text:a xlink:type="simple" xlink:href="#15.1.Configuration|outline">Configuration<text:tab/>250</text:a></text:p>
          <text:p text:style-name="P14"><text:a xlink:type="simple" xlink:href="#15.1.1.WEB-INF/portlet.xml|outline">WEB-INF/portlet.xml<text:tab/>250</text:a></text:p>
          <text:p text:style-name="P14"><text:a xlink:type="simple" xlink:href="#15.1.2.WEB-INF/web.xml|outline">WEB-INF/web.xml<text:tab/>250</text:a></text:p>
          <text:p text:style-name="P13"><text:a xlink:type="simple" xlink:href="#15.2.The Usage|outline">The Usage<text:tab/>251</text:a></text:p>
          <text:p text:style-name="P14"><text:a xlink:type="simple" xlink:href="#15.2.1.The zk_page and zk_richlet Parameter and Attribute|outline">The zk_page and zk_richlet Parameter and Attribute<text:tab/>251</text:a></text:p>
          <text:p text:style-name="P14"><text:a xlink:type="simple" xlink:href="#15.2.2.Examples|outline">Examples<text:tab/>251</text:a></text:p>
          <text:p text:style-name="P12">16. Beyond ZK<text:tab/>253</text:p>
          <text:p text:style-name="P13"><text:a xlink:type="simple" xlink:href="#16.1.Logger|outline">Logger<text:tab/>253</text:a></text:p>
          <text:p text:style-name="P14"><text:a xlink:type="simple" xlink:href="#16.1.1.How to Configure Log Levels with ZK|outline">How to Configure Log Levels with ZK<text:tab/>253</text:a></text:p>
          <text:p text:style-name="P14"><text:a xlink:type="simple" xlink:href="#16.1.2.Content of i3-log.conf|outline">Content of i3-log.conf<text:tab/>254</text:a></text:p>
          <text:p text:style-name="P15"><text:a xlink:type="simple" xlink:href="#16.1.2.1.Allowed Levels|outline">Allowed Levels<text:tab/>254</text:a></text:p>
          <text:p text:style-name="P14"><text:a xlink:type="simple" xlink:href="#16.1.3.Location of i3-log.conf|outline">Location of i3-log.conf<text:tab/>255</text:a></text:p>
          <text:p text:style-name="P14"><text:a xlink:type="simple" xlink:href="#16.1.4.Disable All Logs|outline">Disable All Logs<text:tab/>255</text:a></text:p>
          <text:p text:style-name="P13"><text:a xlink:type="simple" xlink:href="#16.2.DSP|outline">DSP<text:tab/>255</text:a></text:p>
          <text:p text:style-name="P13"><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13T10:37:10</dc:date>
    <meta:printed-by>Henri Chen</meta:printed-by>
    <meta:print-date>2006-08-04T11:03:45</meta:print-date>
    <meta:keyword>ZK ZUL ZHTML</meta:keyword>
    <dc:language>en-US</dc:language>
    <meta:editing-cycles>4937</meta:editing-cycles>
    <meta:editing-duration>P19DT4H51M31S</meta:editing-duration>
    <meta:user-defined meta:name="Info 1"/>
    <meta:user-defined meta:name="Info 2"/>
    <meta:user-defined meta:name="Info 3"/>
    <meta:user-defined meta:name="Info 4"/>
    <meta:document-statistic meta:table-count="35" meta:image-count="110" meta:object-count="0" meta:page-count="256" meta:paragraph-count="6856" meta:word-count="61500" meta:character-count="398319"/>
  </office:meta>
</office:document-meta>
</file>